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2"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P3" style:family="paragraph" style:parent-style-name="Heading_20_4">
      <style:paragraph-properties fo:margin-left="0in" fo:margin-right="0in" fo:margin-top="0.1043in" fo:margin-bottom="0.1043in" loext:contextual-spacing="false" fo:line-height="150%" fo:orphans="2" fo:widows="2" fo:text-indent="0in" style:auto-text-indent="false"/>
      <style:text-properties fo:font-variant="normal" fo:text-transform="none" fo:color="#4a4a4a" style:font-name="Montserrat" fo:font-size="16.5pt" fo:letter-spacing="normal" fo:font-style="normal" fo:font-weight="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5"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6" style:family="paragraph" style:parent-style-name="Text_20_body" style:list-style-name="L1">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7" style:family="paragraph" style:parent-style-name="Text_20_body" style:list-style-name="L2">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T1" style:family="text">
      <style:text-properties fo:font-variant="normal" fo:text-transform="none" fo:color="#4a4a4a" style:font-name="Open Sans" fo:font-size="12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crum Roles</text:h>
      <text:p text:style-name="P4">The Scrum framework calls for a very specific set of Roles which are often unfamiliar to newcomers. The structure of a Scrum team is that of a cross-functional group of people who share a common goal and operate in unison supporting each other towards shared goals. Below, you will explore the roles of the Scrum team.</text:p>
      <text:p text:style-name="Horizontal_20_Line"/>
      <text:h text:style-name="P3" text:outline-level="4">Scrum Master</text:h>
      <text:p text:style-name="P4">The Scrum Master is the facilitator of the Scrum process. The role of the Scrum Master is to ensure that the team implements the Scrum process wholly and accurately. The Scrum Master is often confused with a traditional Project Manager; however the Scrum Master is more focused on guarding the team against external distraction instead of leading the team. The Scrum Master also does not typically have personnel management responsibilities.</text:p>
      <text:p text:style-name="P4">Removing impediments is the primary focus of the Scrum Master, hearing the feedback from the team, and identifying ways to remove challenges and enable the team to succeed. The Scrum Master is typically the person who schedules and initiates the ceremonies.</text:p>
      <text:p text:style-name="P4">Common Responsibilities of the Scrum Master include:</text:p>
      <text:list xml:id="list3576703862" text:style-name="L1">
        <text:list-item>
          <text:p text:style-name="P6">Scheduling and Facilitating ceremonies</text:p>
        </text:list-item>
        <text:list-item>
          <text:p text:style-name="P6">Training newcomers on the Scrum process</text:p>
        </text:list-item>
        <text:list-item>
          <text:p text:style-name="P6">Removing impediments from the team, allowing them to focus</text:p>
        </text:list-item>
      </text:list>
      <text:p text:style-name="Horizontal_20_Line"/>
      <text:h text:style-name="P3" text:outline-level="4">Product Owner</text:h>
      <text:p text:style-name="P4">The Product Owner is the domain expert and voice of the customer. They are the most qualified person to represent the needs of the customer or stakeholders and keep the team focused on tasks which are attainable and highly valued.</text:p>
      <text:p text:style-name="P4">The Product Owner's primary goal is to ensure that the Product Backlog (To-Do list) is always current and prioritized with the most valued items towards the top. With a <text:soft-page-break/>properly groomed backlog, the team will always have perspective on what the most desired features are and maximize their efforts.</text:p>
      <text:p text:style-name="P4">As the Customer and Stakeholder ambassador to the Scrum team, the Product Owner will rely on excellent communication skills both within the team and when communicating progress externally. Much like how the Scrum Master shields the team from distractions, the Product Owner is dedicated to handling nearly all communication and reporting.</text:p>
      <text:p text:style-name="P4">Typical responsibilities of the Product Owner include:</text:p>
      <text:list xml:id="list670434673" text:style-name="L2">
        <text:list-item>
          <text:p text:style-name="P7">Creating User Stories (tasks) for the team</text:p>
        </text:list-item>
        <text:list-item>
          <text:p text:style-name="P7">Prioritizing the backlog</text:p>
        </text:list-item>
        <text:list-item>
          <text:p text:style-name="P7">Communicating progress, and scheduling releases</text:p>
        </text:list-item>
        <text:list-item>
          <text:p text:style-name="P7">Demonstrates the product</text:p>
        </text:list-item>
      </text:list>
      <text:p text:style-name="Horizontal_20_Line"/>
      <text:h text:style-name="P3" text:outline-level="4">Development Team</text:h>
      <text:p text:style-name="P4">The remaining members of the team, outside of the Product Owner and the Scrum master, are referred to as the Development Team. These members are cross-functional and self-organizing. That is to say that the Development Team handles all responsibilities from analysis, design, development, testing, deployment and otherwise. Additionally, the team does not have an interest in further distinguishing roles, they are self-organizing, which is to say that there is no centralized authority but rather a shared commitment to becoming a high performing team.</text:p>
      <text:p text:style-name="Horizontal_20_Line"/>
      <text:h text:style-name="P1" text:outline-level="2">Size of a Scrum Team</text:h>
      <text:p text:style-name="P4">The recommended size of a Scrum team is 5 to 11 members. With the Scrum Master and the Product Owner being required staples of the team, having less than five members would mean only two people are involved in development. Having more than 11 would introduce concerns about the team not being agile enough since there are so many people involved. Daily standup meetings become extended, and sprints (small incremental deadlines) become challenging to plan.</text:p>
      <text:p text:style-name="Horizontal_20_Line"><text:soft-page-break/></text:p>
      <text:h text:style-name="P1" text:outline-level="2">But Who is in Charge?</text:h>
      <text:p text:style-name="P4">One of the major challenges that newcomers face is concern over who is in charge. The concept of Scrum being self-organizing is unlike most situations you've encountered. You have become accustomed to your boss telling you "I need this feature completed by next Monday." In Scrum, that accountability is shared by the team, and there is no centralized authority. This requires the team to hold each other accountable, both supporting and challenging each other to perform at their best.</text:p>
      <text:p text:style-name="P5"><text:span text:style-name="T1">There is no hierarchy in Scrum. It's common that new members look towards the Scrum Master or the Product Owner as the </text:span><text:span text:style-name="Emphasis"><text:span text:style-name="T1">leader</text:span></text:span><text:span text:style-name="T1">, when in fact they hold the same level of influence, they bring a different set of skills and responsibiliti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8:11.136000000</meta:creation-date>
    <dc:date>2021-04-10T16:58:36.238000000</dc:date>
    <meta:editing-duration>PT25S</meta:editing-duration>
    <meta:editing-cycles>1</meta:editing-cycles>
    <meta:document-statistic meta:table-count="0" meta:image-count="0" meta:object-count="0" meta:page-count="3" meta:paragraph-count="25" meta:word-count="662" meta:character-count="4092" meta:non-whitespace-character-count="3462"/>
    <meta:generator>Neat_Office/6.2.8.2$Windows_x86 LibreOffice_project/</meta:generator>
  </office:meta>
</office:document-meta>
</file>